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Support Vector Machines</text:span></text:p>
            <text:p text:style-name="P1"><text:span text:style-name="T2"/></text:p>
            <text:p text:style-name="P2"><text:span text:style-name="T4"/></text:p>
            <text:p text:style-name="P2"><text:span text:style-name="T5">02/1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from linear models to more powerful non-linear ones.</text:p>
              </text:list-item>
              <text:list-item>
                <text:p>Keep convexity (ease of optimization).</text:p>
              </text:list-item>
              <text:list-item>
                <text:p>Generalize the concept of feature engineer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ing Kern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perties of Kern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819cm" svg:x="1.4cm" svg:y="0.681cm" presentation:class="title" presentation:user-transformed="true">
          <draw:text-box>
            <text:p>Polynomial Kernel vs Polynomial Featur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ly kernels with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time Consider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s in Practi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rocessing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meters for RBF Kern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port Vector Regres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VR in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4:03:46.507462675</meta:creation-date>
    <meta:editing-duration>PT10M32S</meta:editing-duration>
    <meta:editing-cycles>9</meta:editing-cycles>
    <meta:generator>LibreOffice/5.2.2.2$Linux_X86_64 LibreOffice_project/20m0$Build-2</meta:generator>
    <dc:title>APM (all gillus)</dc:title>
    <dc:date>2017-02-14T14:14:20.445190106</dc:date>
    <meta:document-statistic meta:object-count="80"/>
  </office:meta>
</office:document-meta>
</file>